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7c6" officeooo:paragraph-rsid="000237c6"/>
    </style:style>
    <style:style style:name="P2" style:family="paragraph" style:parent-style-name="Standard">
      <style:text-properties fo:font-size="16pt" fo:font-weight="bold" officeooo:rsid="000237c6" officeooo:paragraph-rsid="000237c6" style:font-size-asian="16pt" style:font-weight-asian="bold" style:font-size-complex="16pt" style:font-weight-complex="bold"/>
    </style:style>
    <style:style style:name="P3" style:family="paragraph" style:parent-style-name="Standard">
      <style:text-properties fo:font-size="16pt" fo:font-weight="bold" officeooo:rsid="0003600b" officeooo:paragraph-rsid="0003600b" style:font-size-asian="16pt" style:font-weight-asian="bold" style:font-size-complex="16pt" style:font-weight-complex="bold"/>
    </style:style>
    <style:style style:name="P4" style:family="paragraph" style:parent-style-name="Standard">
      <style:text-properties fo:font-weight="bold" officeooo:rsid="000237c6" officeooo:paragraph-rsid="000237c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3600b" style:font-weight-asian="bold" style:font-weight-complex="bold"/>
    </style:style>
    <style:style style:name="T3" style:family="text">
      <style:text-properties style:font-name="Standard Symbols L"/>
    </style:style>
    <style:style style:name="T4" style:family="text">
      <style:text-properties officeooo:rsid="000360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1: Introduction:</text:p>
      <text:p text:style-name="P1"><text:span text:style-name="T1">1. History of particle physics: </text:span><text:span text:style-name="T2">(1-2 pages)</text:span><text:span text:style-name="T1"> </text:span>I want to describe a little bit about the history of particle physics, like how it evolved with time, how various discoveries were made to give an overview.</text:p>
      <text:p text:style-name="P1"><text:span text:style-name="T1">2. Standard Model and theoretical background: </text:span><text:span text:style-name="T2">(4 page)</text:span> I move to the theoretical background including various forces, interactions, models. I will describe about Standard model and the theoretical motivation behind it.</text:p>
      <text:p text:style-name="P1"><text:span text:style-name="T1">3. Beyond the standard model:</text:span> I will discuss about why there is a need to think beyond the standard model. I will try to give a theoretical base to this. Then I will discuss about the theoretical model of compositeness, how it works, what are the various couplings, forces, lagrangian etc. how excited quarks will couple with ordinary SM particles, what kind of interactions exists etc. etc. I may try to add some knowledge on other popular beyond standard model theories giving more emphasize over compositeness.</text:p>
      <text:p text:style-name="P1"/>
      <text:p text:style-name="P2">Chaper2/3: Detector:</text:p>
      <text:p text:style-name="P1"><text:span text:style-name="T1">1. Introduction: </text:span>Why there is a need of such high energy colliders.</text:p>
      <text:p text:style-name="P1"><text:span text:style-name="T1">2. LHC </text:span><text:span text:style-name="T2">Basic introduction</text:span><text:span text:style-name="T1">: </text:span><text:span text:style-name="T2">(2-3 pages)</text:span>Its history etc. I will discuss about its various aspects of collider, Give a more details about its various sub parts, its highest magnetic field, how it accerlates protons etc. I can try to add a section similar to the one I added in my literature survey discussing about ''a protons journey to maximum energy''.</text:p>
      <text:p text:style-name="P1"><text:span text:style-name="T1">3.Detectors at LHC: </text:span>I will give an idea of various detectors and there purposes. Then coming to CMS, discussing its various sub detectors etc. Here for CMS, I would like to make a picture from collision, to how various particles goes through the detector, then how these get detected and how then these pass the L1 and HLT levels (online reconstructions) and then finally with various calibrations offline reconstructions, then into different datasets to analysts hands.</text:p>
      <text:p text:style-name="P1">I want to discuss about Monte Carlo as it is an important part of analysis process. How MC are made, various assumptions considered, the simulaters like Geant4 etc. I will try to add some information on Geant4 as well. I will think if I should add two chapters on it or including all in one chapter.</text:p>
      <text:p text:style-name="P1"/>
      <text:p text:style-name="P2">Chapter 4: Search of light and heavy flavor quarks in gamma + Jet final state using CMS data at <text:span text:style-name="T3">Ö</text:span>s = 13 TeV</text:p>
      <text:p text:style-name="P1">In this chapter, I will discuss about the every detail of 2016 analysis.</text:p>
      <text:p text:style-name="P1"><text:span text:style-name="T1">1. Introduction:</text:span> I will try to give a more theoretical base to this study.</text:p>
      <text:p text:style-name="P1"><text:span text:style-name="T1">2. Assumptions</text:span> made, little bit about compositeness model parametes</text:p>
      <text:p text:style-name="P1"><text:span text:style-name="T1">3. Data and MC samples used:</text:span> includes signal shapes, cross section etc</text:p>
      <text:p text:style-name="P1"><text:span text:style-name="T1">4. Event selection: </text:span>Optimization studies, trigger efficiency study etc.</text:p>
      <text:p text:style-name="P4">5. Background parametrization</text:p>
      <text:p text:style-name="P4">6. Various studies perfromed like bias study etc.</text:p>
      <text:p text:style-name="P1"><text:span text:style-name="T1">7. Limit model: </text:span>some statistics related to how limits are computed</text:p>
      <text:p text:style-name="P1"><text:span text:style-name="T1">8. Results:</text:span> information to various related documents etc.</text:p>
      <text:p text:style-name="P1"/>
      <text:p text:style-name="P1"/>
      <text:p text:style-name="P2">Chapter 5: Other studies</text:p>
      <text:p text:style-name="P4">1. Search for exctied state of bottom quarks in gamma + jet final state at <text:span text:style-name="T3">Ö</text:span>s = 8 TeV</text:p>
      <text:p text:style-name="P4">2. Study with 2.7 fb^-1 using 13 TeV collected in 2015</text:p>
      <text:p text:style-name="P4"><text:s text:c="5"/>1. A small introduciton</text:p>
      <text:p text:style-name="P4"><text:s text:c="5"/>2. Data and MC samples</text:p>
      <text:p text:style-name="P4"><text:s text:c="5"/>3. event selection</text:p>
      <text:p text:style-name="P4"><text:s text:c="5"/>4. Various studies perfromed with background functions.</text:p>
      <text:p text:style-name="P4"><text:soft-page-break/><text:s text:c="5"/>5. Results</text:p>
      <text:p text:style-name="P1"/>
      <text:p text:style-name="P1"></text:p>
      <text:p text:style-name="P2">Chapter <text:span text:style-name="T4">6</text:span>: Summary</text:p>
      <text:p text:style-name="P2"/>
      <text:p text:style-name="P3">The flow of thesis should be like:</text:p>
      <text:p text:style-name="P3">=&gt; Introduction : q* , b*</text:p>
      <text:p text:style-name="P3">=&gt; Accerlator and detector</text:p>
      <text:p text:style-name="P3">=&gt; DAQ system and trigger system</text:p>
      <text:p text:style-name="P3">=&gt;Simulation</text:p>
      <text:p text:style-name="P3">=&gt; Data Analysis: q*, b*</text:p>
      <text:p text:style-name="P3">=&gt;Results and summary.</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2:04:19.937148189</meta:creation-date>
    <dc:date>2017-05-25T12:37:53.210179221</dc:date>
    <meta:editing-duration>PT17M52S</meta:editing-duration>
    <meta:editing-cycles>3</meta:editing-cycles>
    <meta:generator>LibreOffice/4.2.8.2$Linux_x86 LibreOffice_project/420m0$Build-2</meta:generator>
    <meta:document-statistic meta:table-count="0" meta:image-count="0" meta:object-count="0" meta:page-count="2" meta:paragraph-count="37" meta:word-count="561" meta:character-count="3343" meta:non-whitespace-character-count="2783"/>
  </office:meta>
</office:document-meta>
</file>